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www.youtube.com/watch?v=QlrnavzizGw" office:target-frame-name="_top" xlink:show="replace"><text:span text:style-name="Hipervínculo">https://www.youtube.com/watch?v=QlrnavzizGw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shiasaleemurjc@outlook.com</meta:initial-creator>
    <dc:creator>arshiasaleemurjc@outlook.com</dc:creator>
    <meta:creation-date>2019-04-08T20:12:00Z</meta:creation-date>
    <dc:date>2019-04-08T20:13:00Z</dc:date>
    <meta:template xlink:href="Normal" xlink:type="simple"/>
    <meta:editing-cycles>1</meta:editing-cycles>
    <meta:editing-duration>PT60S</meta:editing-duration>
    <meta:document-statistic meta:page-count="1" meta:paragraph-count="1" meta:word-count="16" meta:character-count="103" meta:row-count="1" meta:non-whitespace-character-count="88"/>
  </office:meta>
</office:document-meta>
</file>